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Heading_20_2">
      <style:text-properties fo:font-variant="normal" fo:text-transform="none" fo:color="#455a64" loext:opacity="100%" style:font-name="Poppins" fo:letter-spacing="normal" fo:font-style="normal" fo:font-weight="bold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95057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495057" loext:opacity="100%" style:font-name="Poppins" fo:font-size="11.25pt" fo:letter-spacing="normal" fo:font-style="normal" fo:font-weight="normal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495057" loext:opacity="100%" style:font-name="Poppi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00551299615_543"/>Ülkemizin Gelecek Stratejisi ve Kendi Hedefimiz</text:h>
      <text:p text:style-name="P2"/>
      <text:p text:style-name="P3">Ülkemizin gelecek stratejisi konusunda kendi hedeflerinizle örtüştüğü konular nelerdir?</text:p>
      <text:p text:style-name="P3">Bu hedeflere ulaşmak için ne yapmalısınız?</text:p>
      <text:p text:style-name="Text_20_body"/>
      <text:p text:style-name="P3">Teknolojinin çözmeye yardımcı olduğu ülkenin sorunlarından biri de enerji sorunudur</text:p>
      <text:p text:style-name="P3">Yenilenebilir enerji, güneş ışığı, rüzgar, yağmur, gelgitler, dalgalar ve jeotermal ısı gibi karbon nötr doğal kaynaklardan elde edilebilen ve insan zaman ölçeğinde doğal olarak yenilenen kaynaklardan elde edilebilen enerjiye denir.[1] Bu kaynaklar güneş enerjisi, rüzgâr enerjisi, dalga enerjisi, jeotermal enerji, hidrolik enerjisi, biokütle enerjisi olarak sıralanabilir. Bu tür bir enerji kaynağı, yenilenmekte olduklarından çok daha hızlı kullanılan fosil yakıtların tam tersidir.</text:p>
      <text:p text:style-name="Text_20_body"/>
      <text:p text:style-name="P3">Ayrıca nanoteknoloji de ilgi duyduğum konulardan biri, ne kadar çok kullanılırsa küçük boyutlu şeyleri kontrol etmenin o kadar verimli olduğunu görüyorum.Nanoteknoloji büyüklükle tanımlandığı için yer bilimi , organik kimya , moleküler biyoloji , yarı iletken fiziği, mikrofabrikasyon gibi bilim alanlarını içerir ve doğal olarak çok geniştir.</text:p>
      <text:p text:style-name="P4"><text:span text:style-name="T1">.İlgili araştırma ve uygulamalar da aynı şekilde çeşitlidirler. Başta teknoloji olmak üzere birçok alanın kalitesini büyük ölçüde etkiledi. tıbbi makinelerin yanı sıra bilgisayar ve telefonlarda da çığır açmıştı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0:31:40.857740161</meta:creation-date>
    <dc:date>2023-11-21T10:32:42.139539081</dc:date>
    <meta:editing-duration>PT1M1S</meta:editing-duration>
    <meta:editing-cycles>1</meta:editing-cycles>
    <meta:document-statistic meta:table-count="0" meta:image-count="0" meta:object-count="0" meta:page-count="1" meta:paragraph-count="7" meta:word-count="166" meta:character-count="1300" meta:non-whitespace-character-count="1141"/>
    <meta:generator>LibreOffice/7.4.7.2$Linux_X86_64 LibreOffice_project/40$Build-2</meta:generator>
  </office:meta>
</office:document-meta>
</file>